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ed97a" officeooo:paragraph-rsid="000ed97a"/>
    </style:style>
    <style:style style:name="P2" style:family="paragraph" style:parent-style-name="Standard">
      <style:text-properties officeooo:rsid="0010747f" officeooo:paragraph-rsid="0010747f"/>
    </style:style>
    <style:style style:name="T1" style:family="text">
      <style:text-properties officeooo:rsid="0010e0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Since we are using ruby on rails we have had to basically rely on the Model View Controller (MVC) software design pattern for the whole thing because it is based around that. MVC operates around the idea of there being a series of objects in the model/database which are showed on the screen with a view then the controller ties them together.</text:p>
      <text:p text:style-name="P1"/>
      <text:p text:style-name="P2">The parts in the source code that use this software design pattern are the new.html.erb which is a view and is the content of the page. Currently we dont have the functionality in, but when it is implemented the information that is input will be used to make a new app object that is sent to the unapproved_app.rb model using the unapproved_apps_controller.rb. <text:span text:style-name="T1">In reality though there are many examples of this software design pattern in this code as ruby on rails is almost completely based on th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28S</meta:editing-duration>
    <meta:editing-cycles>3</meta:editing-cycles>
    <meta:generator>LibreOffice/4.4.1.2$Windows_x86 LibreOffice_project/45e2de17089c24a1fa810c8f975a7171ba4cd432</meta:generator>
    <dc:date>2015-04-21T19:55:00.993000000</dc:date>
    <meta:document-statistic meta:table-count="0" meta:image-count="0" meta:object-count="0" meta:page-count="1" meta:paragraph-count="2" meta:word-count="149" meta:character-count="844" meta:non-whitespace-character-count="696"/>
    <meta:user-defined meta:name="Info 1"/>
    <meta:user-defined meta:name="Info 2"/>
    <meta:user-defined meta:name="Info 3"/>
    <meta:user-defined meta:name="Info 4"/>
  </office:meta>
</office:document-meta>
</file>